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19"/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3683333333333cm"/>
    </style:style>
    <style:style style:name="co3" style:family="table-column">
      <style:table-column-properties fo:break-before="auto" style:column-width="2.3495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3.97933333333333cm"/>
    </style:style>
    <style:style style:name="co6" style:family="table-column">
      <style:table-column-properties fo:break-before="auto" style:column-width="1.16416666666667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34.8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29.4pt" style:use-optimal-row-height="false" fo:break-before="auto"/>
    </style:style>
    <style:style style:name="ro6" style:family="table-row">
      <style:table-row-properties style:row-height="26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number-columns-spanned="10" table:number-rows-spanned="1" table:style-name="ce9">
            <text:p>Timesheet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6" table:number-rows-spanned="1" table:style-name="ce10">
            <text:p>activiteiten</text:p>
          </table:table-cell>
          <table:covered-table-cell table:number-columns-repeated="5"/>
          <table:table-cell office:value-type="string" table:style-name="ce2">
            <text:p>Datum</text:p>
          </table:table-cell>
          <table:table-cell office:value-type="string" table:style-name="ce2">
            <text:p>#uur</text:p>
          </table:table-cell>
          <table:table-cell office:value-type="string" table:style-name="ce3">
            <text:p>Tottaal aantal uur</text:p>
          </table:table-cell>
          <table:table-cell table:number-columns-repeated="16375" table:style-name="ce1"/>
        </table:table-row>
        <table:table-row table:style-name="ro2">
          <table:table-cell office:value-type="string" table:number-columns-spanned="6" table:number-rows-spanned="1" table:style-name="ce11">
            <text:p>• <text:s text:c="3"/>Opstellen productiedossier + layout + presentatie</text:p>
          </table:table-cell>
          <table:covered-table-cell table:number-columns-repeated="5"/>
          <table:table-cell office:value-type="date" office:date-value="2017-10-10T00:00:00" table:style-name="ce4">
            <text:p>10/10/2017</text:p>
          </table:table-cell>
          <table:table-cell office:value-type="float" office:value="4" table:style-name="ce1">
            <text:p>4</text:p>
          </table:table-cell>
          <table:table-cell office:value-type="float" office:value="196" table:formula="of:=SUM([.H3:.H83])" table:style-name="ce3">
            <text:p>196</text:p>
          </table:table-cell>
          <table:table-cell table:number-columns-repeated="16375" table:style-name="ce1"/>
        </table:table-row>
        <table:table-row table:style-name="ro3">
          <table:table-cell office:value-type="string" table:number-columns-spanned="6" table:number-rows-spanned="1" table:style-name="ce12">
            <text:p>• <text:s text:c="3"/>Initialiseren eigen project + ontwerp logo + installatie drupal console + instellen db + oplossen probleem drupal console</text:p>
          </table:table-cell>
          <table:covered-table-cell table:number-columns-repeated="5"/>
          <table:table-cell office:value-type="string" table:style-name="ce5">
            <text:p>1/11/2017</text:p>
          </table:table-cell>
          <table:table-cell office:value-type="float" office:value="6" table:style-name="ce1">
            <text:p>6</text:p>
          </table:table-cell>
          <table:table-cell table:style-name="ce6"/>
          <table:table-cell table:number-columns-repeated="16375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aanpassen logo + importeren sass<text:s/></text:p>
          </table:table-cell>
          <table:covered-table-cell table:number-columns-repeated="5"/>
          <table:table-cell office:value-type="string" table:style-name="ce5">
            <text:p>4/11/2017</text:p>
          </table:table-cell>
          <table:table-cell table:style-name="ce1"/>
          <table:table-cell table:style-name="ce6"/>
          <table:table-cell table:number-columns-repeated="16375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+ importeren plugins zoals vue v-select &amp; veevalidate</text:p>
          </table:table-cell>
          <table:covered-table-cell table:number-columns-repeated="5"/>
          <table:table-cell office:value-type="string" table:style-name="ce5">
            <text:p>6/11/2017</text:p>
          </table:table-cell>
          <table:table-cell office:value-type="float" office:value="4" table:style-name="ce1">
            <text:p>4</text:p>
          </table:table-cell>
          <table:table-cell table:style-name="ce7"/>
          <table:table-cell table:number-columns-repeated="16375" table:style-name="ce1"/>
        </table:table-row>
        <table:table-row table:style-name="ro4">
          <table:table-cell office:value-type="string" table:number-columns-spanned="6" table:number-rows-spanned="1" table:style-name="ce12">
            <text:p>• <text:s text:c="3"/>Beginnen met bulma frontendframework + importeren leaflet <text:s/>+ drupal entities maken + views maken</text:p>
          </table:table-cell>
          <table:covered-table-cell table:number-columns-repeated="5"/>
          <table:table-cell office:value-type="string" table:style-name="ce5">
            <text:p>7/11/2017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importeren vuejs datepicker, en integreren van vorige plugins</text:p>
          </table:table-cell>
          <table:covered-table-cell table:number-columns-repeated="5"/>
          <table:table-cell office:value-type="string" table:style-name="ce5">
            <text:p>8/11/2017</text:p>
          </table:table-cell>
          <table:table-cell office:value-type="float" office:value="4" table:style-name="ce1">
            <text:p>4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+ ontdekken componenten bulma<text:s/></text:p>
          </table:table-cell>
          <table:covered-table-cell table:number-columns-repeated="5"/>
          <table:table-cell office:value-type="string" table:style-name="ce5">
            <text:p>10/11/2017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<text:s/>login + registreer</text:p>
          </table:table-cell>
          <table:covered-table-cell table:number-columns-repeated="5"/>
          <table:table-cell office:value-type="string" table:style-name="ce5">
            <text:p>21/11/2017</text:p>
          </table:table-cell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<text:s/>login + registreer + huren + tankstations</text:p>
          </table:table-cell>
          <table:covered-table-cell table:number-columns-repeated="5"/>
          <table:table-cell office:value-type="string" table:style-name="ce5">
            <text:p>22/11/2017</text:p>
          </table:table-cell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huren + verhuren <text:s/>+ home + locaties</text:p>
          </table:table-cell>
          <table:covered-table-cell table:number-columns-repeated="5"/>
          <table:table-cell office:value-type="string" table:style-name="ce5">
            <text:p>23/11/2017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backend ophalen api google tankstations + eigen locatie + opsporen fouten</text:p>
          </table:table-cell>
          <table:covered-table-cell table:number-columns-repeated="5"/>
          <table:table-cell office:value-type="string" table:style-name="ce5">
            <text:p>26/11/2017</text:p>
          </table:table-cell>
          <table:table-cell office:value-type="float" office:value="8" table:style-name="ce1">
            <text:p>8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<text:s/>leaflet eigen marker voor locatie bugfix</text:p>
          </table:table-cell>
          <table:covered-table-cell table:number-columns-repeated="5"/>
          <table:table-cell office:value-type="string" table:style-name="ce5">
            <text:p>28/11/2017</text:p>
          </table:table-cell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veevalidation instellen op login, registreern en verhuren</text:p>
          </table:table-cell>
          <table:covered-table-cell table:number-columns-repeated="5"/>
          <table:table-cell office:value-type="string" table:style-name="ce5">
            <text:p>29/11/2017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toevoegen veld op drupal site voor bepalen van locatie lat en long via module geolocation</text:p>
          </table:table-cell>
          <table:covered-table-cell table:number-columns-repeated="5"/>
          <table:table-cell office:value-type="string" table:style-name="ce5">
            <text:p>30/11/2017</text:p>
          </table:table-cell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backend voor ophalen van alle auto's <text:s/>+ aanpassen frontend</text:p>
          </table:table-cell>
          <table:covered-table-cell table:number-columns-repeated="5"/>
          <table:table-cell office:value-type="string" table:style-name="ce5">
            <text:p>1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backend ophalen autos + sorteren + begin frontend detailpage</text:p>
          </table:table-cell>
          <table:covered-table-cell table:number-columns-repeated="5"/>
          <table:table-cell office:value-type="string" table:style-name="ce5">
            <text:p>2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backen ophalen detailpage van auto + frontend afwerken detail + imageslider op detailpage</text:p>
          </table:table-cell>
          <table:covered-table-cell table:number-columns-repeated="5"/>
          <table:table-cell office:value-type="string" table:style-name="ce5">
            <text:p>3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postman proberen voor create van een auto maar zonder resultaat</text:p>
          </table:table-cell>
          <table:covered-table-cell table:number-columns-repeated="5"/>
          <table:table-cell office:value-type="string" table:style-name="ce5">
            <text:p>4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backend registreren met post en login met post (login wegschrijven naar local storage)</text:p>
          </table:table-cell>
          <table:covered-table-cell table:number-columns-repeated="5"/>
          <table:table-cell office:value-type="string" table:style-name="ce5">
            <text:p>5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backend postmen auto aanmaken proberen fixen</text:p>
          </table:table-cell>
          <table:covered-table-cell table:number-columns-repeated="5"/>
          <table:table-cell office:value-type="date" office:date-value="2017-12-06T00:00:00" table:style-name="ce4">
            <text:p>6/12/2017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filtering proberen via block aan view toe te voegen voor auto's per user</text:p>
          </table:table-cell>
          <table:covered-table-cell table:number-columns-repeated="5"/>
          <table:table-cell office:value-type="date" office:date-value="2017-12-07T00:00:00" table:style-name="ce4">
            <text:p>7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5">
          <table:table-cell office:value-type="string" table:number-columns-spanned="6" table:number-rows-spanned="1" table:style-name="ce12">
            <text:p>• <text:s text:c="3"/>Bugfix delete in browser (in postman lukt het) + bugfix create met meerdere foreign entitys zonder resultaat :(</text:p>
          </table:table-cell>
          <table:covered-table-cell table:number-columns-repeated="5"/>
          <table:table-cell office:value-type="date" office:date-value="2017-12-08T00:00:00" table:style-name="ce4">
            <text:p>8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create van meerdere foreign entities in loop <text:s/>+ <text:s/>voorwaarden loop + login</text:p>
          </table:table-cell>
          <table:covered-table-cell table:number-columns-repeated="5"/>
          <table:table-cell office:value-type="date" office:date-value="2017-12-09T00:00:00" table:style-name="ce4">
            <text:p>9/12/2017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login systeem met credentials van local storage</text:p>
          </table:table-cell>
          <table:covered-table-cell table:number-columns-repeated="5"/>
          <table:table-cell office:value-type="date" office:date-value="2017-12-10T00:00:00" table:style-name="ce4">
            <text:p>10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6">
          <table:table-cell office:value-type="string" table:number-columns-spanned="6" table:number-rows-spanned="1" table:style-name="ce12">
            <text:p>• <text:s text:c="2"/>database heeft zichzelf gereset naar een maand terug , alle velden en records zijn weg =&gt; opnieuw alles aanmaken</text:p>
          </table:table-cell>
          <table:covered-table-cell table:number-columns-repeated="5"/>
          <table:table-cell office:value-type="date" office:date-value="2017-12-11T00:00:00" table:style-name="ce4">
            <text:p>11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Oplossen foutmeldingen na database opnieuw te hebben aangemaakt + view van users</text:p>
          </table:table-cell>
          <table:covered-table-cell table:number-columns-repeated="5"/>
          <table:table-cell office:value-type="date" office:date-value="2017-12-17T00:00:00" table:style-name="ce4">
            <text:p>17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Oplossen foutmeldingen na database opnieuw te hebben aangemaakt + view van users</text:p>
          </table:table-cell>
          <table:covered-table-cell table:number-columns-repeated="5"/>
          <table:table-cell office:value-type="date" office:date-value="2017-12-22T00:00:00" table:style-name="ce8">
            <text:p>22/12/201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Oplossen fout in db gegevens verdwenen =&gt; backup geinstalleerd</text:p>
          </table:table-cell>
          <table:covered-table-cell table:number-columns-repeated="5"/>
          <table:table-cell office:value-type="date" office:date-value="2017-12-23T00:00:00" table:style-name="ce8">
            <text:p>23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bugfix update auto + nieuw wireframe &amp; screendesign voor update</text:p>
          </table:table-cell>
          <table:covered-table-cell table:number-columns-repeated="5"/>
          <table:table-cell office:value-type="date" office:date-value="2017-12-25T00:00:00" table:style-name="ce8">
            <text:p>25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Productiedossier</text:p>
          </table:table-cell>
          <table:covered-table-cell table:number-columns-repeated="5"/>
          <table:table-cell office:value-type="date" office:date-value="2017-12-26T00:00:00" table:style-name="ce8">
            <text:p>26/12/2017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Methode zoeken voor reservatie vast te leggen + testen geen resultaat</text:p>
          </table:table-cell>
          <table:covered-table-cell table:number-columns-repeated="5"/>
          <table:table-cell office:value-type="date" office:date-value="2017-12-27T00:00:00" table:style-name="ce8">
            <text:p>27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Overlopen functionaliteiten + testing</text:p>
          </table:table-cell>
          <table:covered-table-cell table:number-columns-repeated="5"/>
          <table:table-cell office:value-type="date" office:date-value="2017-12-28T00:00:00" table:style-name="ce8">
            <text:p>28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Screenshots + snippets + presentatie voorbereiden + backup db</text:p>
          </table:table-cell>
          <table:covered-table-cell table:number-columns-repeated="5"/>
          <table:table-cell office:value-type="date" office:date-value="2017-12-29T00:00:00" table:style-name="ce8">
            <text:p>29/12/2017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doucmentatie bij code schrijven + reservering</text:p>
          </table:table-cell>
          <table:covered-table-cell table:number-columns-repeated="5"/>
          <table:table-cell office:value-type="date" office:date-value="2018-01-04T00:00:00" table:style-name="ce8">
            <text:p>4/01/2018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Productiedossier</text:p>
          </table:table-cell>
          <table:covered-table-cell table:number-columns-repeated="5"/>
          <table:table-cell office:value-type="date" office:date-value="2018-01-08T00:00:00" table:style-name="ce8">
            <text:p>8/01/2018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Presentatie + database struktuur voor reservatie op punt stellen + aanpassen kleine scss bugs</text:p>
          </table:table-cell>
          <table:covered-table-cell table:number-columns-repeated="5"/>
          <table:table-cell office:value-type="date" office:date-value="2018-01-09T00:00:00" table:style-name="ce8">
            <text:p>9/01/2018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Frontend aanpassen voor reservatie popup etc + code voor reservatie (post)</text:p>
          </table:table-cell>
          <table:covered-table-cell table:number-columns-repeated="5"/>
          <table:table-cell office:value-type="date" office:date-value="2018-01-10T00:00:00" table:style-name="ce8">
            <text:p>10/01/2018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Uitzoeken bug post voor reservatie<text:s/></text:p>
          </table:table-cell>
          <table:covered-table-cell table:number-columns-repeated="5"/>
          <table:table-cell office:value-type="date" office:date-value="2018-01-14T00:00:00" table:style-name="ce8">
            <text:p>14/01/2018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Opkuisen code + verder oplossen bug reservatie</text:p>
          </table:table-cell>
          <table:covered-table-cell table:number-columns-repeated="5"/>
          <table:table-cell office:value-type="date" office:date-value="2018-01-15T00:00:00" table:style-name="ce8">
            <text:p>15/01/2018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Uitzoeken bug reservatie + verwijderen (niet gevonden)</text:p>
          </table:table-cell>
          <table:covered-table-cell table:number-columns-repeated="5"/>
          <table:table-cell office:value-type="date" office:date-value="2018-01-16T00:00:00" table:style-name="ce8">
            <text:p>16/01/2018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lode</meta:initial-creator>
    <dc:creator>lode</dc:creator>
    <meta:creation-date>2017-10-30T13:37:39Z</meta:creation-date>
    <dc:date>2018-01-16T19:15:48Z</dc:date>
  </office:meta>
</office:document-meta>
</file>